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e Vietnam Medium" svg:font-family="'Be Vietnam Medium'" style:font-adornments="Regular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Be Vietnam Medium" fo:font-size="18pt" style:font-size-asian="18pt" style:font-size-complex="18pt"/>
    </style:style>
    <style:style style:name="P2" style:family="paragraph" style:parent-style-name="Table_20_Contents">
      <style:text-properties style:font-name="Be Vietnam Medium" fo:font-size="18pt" fo:font-style="normal" fo:font-weight="bold" officeooo:rsid="00057117" officeooo:paragraph-rsid="00057117" style:font-size-asian="18pt" style:font-style-asian="normal" style:font-weight-asian="bold" style:font-size-complex="18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1596494350640">
          <table:table-cell table:style-name="Tabela1.A1" office:value-type="string">
            <text:p text:style-name="P2">N° de Patrimônio</text:p>
          </table:table-cell>
          <table:table-cell table:style-name="Tabela1.B1" office:value-type="string">
            <text:p text:style-name="P1">2881</text:p>
          </table:table-cell>
        </table:table-row>
        <table:table-row table:style-name="TableLine1596494340848">
          <table:table-cell table:style-name="Tabela1.A2" office:value-type="string">
            <text:p text:style-name="P2">Descrição do Bem</text:p>
          </table:table-cell>
          <table:table-cell table:style-name="Tabela1.B2" office:value-type="string">
            <text:p text:style-name="P1">Mesa</text:p>
          </table:table-cell>
        </table:table-row>
        <table:table-row table:style-name="TableLine1596494348624">
          <table:table-cell table:style-name="Tabela1.A2" office:value-type="string">
            <text:p text:style-name="P2">Fornecedor</text:p>
          </table:table-cell>
          <table:table-cell table:style-name="Tabela1.B2" office:value-type="string">
            <text:p text:style-name="P1">Fast Móveis Comércio de Móveis Ltda</text:p>
          </table:table-cell>
        </table:table-row>
        <table:table-row table:style-name="TableLine1596494336816">
          <table:table-cell table:style-name="Tabela1.A2" office:value-type="string">
            <text:p text:style-name="P2">Marca</text:p>
          </table:table-cell>
          <table:table-cell table:style-name="Tabela1.B2" office:value-type="string">
            <text:p text:style-name="P1"/>
          </table:table-cell>
        </table:table-row>
        <table:table-row table:style-name="TableLine1596494351792">
          <table:table-cell table:style-name="Tabela1.A2" office:value-type="string">
            <text:p text:style-name="P2">Comentários</text:p>
          </table:table-cell>
          <table:table-cell table:style-name="Tabela1.B2" office:value-type="string">
            <text:p text:style-name="P1">1,50L - Com 02 gavetas.</text:p>
          </table:table-cell>
        </table:table-row>
        <table:table-row table:style-name="TableLine1596494344304">
          <table:table-cell table:style-name="Tabela1.A2" office:value-type="string">
            <text:p text:style-name="P2">Nome do Departamento</text:p>
          </table:table-cell>
          <table:table-cell table:style-name="Tabela1.B2" office:value-type="string">
            <text:p text:style-name="P1"><text:s/>28 - ALMOXARIFADO <text:s text:c="21"/></text:p>
          </table:table-cell>
        </table:table-row>
        <table:table-row table:style-name="TableLine1596494342576">
          <table:table-cell table:style-name="Tabela1.A2" office:value-type="string">
            <text:p text:style-name="P2">Categoria do Bem</text:p>
          </table:table-cell>
          <table:table-cell table:style-name="Tabela1.B2" office:value-type="string">
            <text:p text:style-name="P1"><text:s/>Bens Móveis <text:s text:c="6"/></text:p>
          </table:table-cell>
        </table:table-row>
        <table:table-row table:style-name="TableLine1596494337680">
          <table:table-cell table:style-name="Tabela1.A2" office:value-type="string">
            <text:p text:style-name="P2">Grupo do Bem</text:p>
          </table:table-cell>
          <table:table-cell table:style-name="Tabela1.B2" office:value-type="string">
            <text:p text:style-name="P1"><text:s/>Móveis e Utensílios de Escritório <text:s text:c="1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e Vietnam Medium" svg:font-family="'Be Vietnam Medium'" style:font-adornments="Regular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6:14:50.368000000</dc:date>
    <meta:editing-duration>PT2H21M1S</meta:editing-duration>
    <meta:editing-cycles>4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15" meta:word-count="41" meta:character-count="276" meta:non-whitespace-character-count="207"/>
  </office:meta>
</office:document-meta>
</file>